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MediaPreview1.png" manifest:media-type=""/>
  <manifest:file-entry manifest:full-path="Media/test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edia demo" draw:style-name="dp1" draw:master-page-name="Title_20_Slide" presentation:presentation-page-layout-name="AL1T1">
        <draw:frame draw:name="PlaceHolder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Media demo</text:span></text:p>
          </draw:text-box>
        </draw:frame>
        <draw:frame draw:style-name="standard" draw:layer="layout" svg:width="11.852cm" svg:height="8.888cm" svg:x="15.24cm" svg:y="5.589cm" presentation:class="object" presentation:user-transformed="true">
          <draw:plugin xlink:href="../flying_boy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  <draw:image xlink:href="Pictures/MediaPreview1.png" xlink:type="simple" xlink:show="embed" xlink:actuate="onLoad"/>
        </draw:frame>
        <draw:custom-shape draw:style-name="gr1" draw:text-style-name="P4" draw:layer="layout" svg:width="9.143cm" svg:height="0.961cm" svg:x="3.556cm" svg:y="4.118cm">
          <text:p text:style-name="P3"><text:span text:style-name="T2">Embed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draw:layer="layout" svg:width="7.873cm" svg:height="0.961cm" svg:x="17.272cm" svg:y="4.064cm">
          <text:p text:style-name="P3"><text:span text:style-name="T2">Linked to local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1.852cm" svg:height="8.889cm" svg:x="1.905cm" svg:y="5.716cm">
          <draw:plugin xlink:href="Media/tes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874cm" svg:height="1.447cm" svg:x="9.576cm" svg:y="19.131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2cm" svg:height="1.447cm" svg:x="20.075cm" svg:y="19.13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447cm" svg:x="1.4cm" svg:y="19.131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07-30T15:25:50</meta:creation-date>
    <meta:initial-creator>Michael Meeks</meta:initial-creator>
    <dc:language>en-US</dc:language>
    <dc:date>2022-10-24T09:57:05.741410698</dc:date>
    <meta:editing-cycles>8</meta:editing-cycles>
    <meta:editing-duration>PT20M35S</meta:editing-duration>
    <meta:generator>Collabora_OfficeDev/22.05.7.2$Linux_X86_64 LibreOffice_project/0f8b8812b774b609947d26357f774320f6248f72</meta:generator>
    <meta:document-statistic meta:object-count="28"/>
    <meta:user-defined meta:name="AppVersion">15.0000</meta:user-defined>
  </office:meta>
</office:document-meta>
</file>